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 over x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 Re100</text:p>
          </table:table-cell>
          <table:table-cell office:value-type="string" calcext:value-type="string">
            <text:p>v Re400</text:p>
          </table:table-cell>
          <table:table-cell office:value-type="string" calcext:value-type="string">
            <text:p>v Re1000</text:p>
          </table:table-cell>
          <table:table-cell office:value-type="string" calcext:value-type="string">
            <text:p>v Re3200</text:p>
          </table:table-cell>
          <table:table-cell office:value-type="string" calcext:value-type="string">
            <text:p>v Re5000</text:p>
          </table:table-cell>
          <table:table-cell office:value-type="string" calcext:value-type="string">
            <text:p>v Re7500</text:p>
          </table:table-cell>
          <table:table-cell office:value-type="string" calcext:value-type="string">
            <text:p>v Re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8" calcext:value-type="float">
            <text:p>0.9688</text:p>
          </table:table-cell>
          <table:table-cell office:value-type="float" office:value="-0.05906" calcext:value-type="float">
            <text:p>-0.05906</text:p>
          </table:table-cell>
          <table:table-cell office:value-type="float" office:value="-0.12146" calcext:value-type="float">
            <text:p>-0.12146</text:p>
          </table:table-cell>
          <table:table-cell office:value-type="float" office:value="-0.21388" calcext:value-type="float">
            <text:p>-0.21388</text:p>
          </table:table-cell>
          <table:table-cell office:value-type="float" office:value="-0.39017" calcext:value-type="float">
            <text:p>-0.39017</text:p>
          </table:table-cell>
          <table:table-cell office:value-type="float" office:value="-0.49774" calcext:value-type="float">
            <text:p>-0.49774</text:p>
          </table:table-cell>
          <table:table-cell office:value-type="float" office:value="-0.53858" calcext:value-type="float">
            <text:p>-0.53858</text:p>
          </table:table-cell>
          <table:table-cell office:value-type="float" office:value="-0.54302" calcext:value-type="float">
            <text:p>-0.54302</text:p>
          </table:table-cell>
        </table:table-row>
        <table:table-row table:style-name="ro1">
          <table:table-cell office:value-type="float" office:value="0.9609" calcext:value-type="float">
            <text:p>0.9609</text:p>
          </table:table-cell>
          <table:table-cell office:value-type="float" office:value="-0.07391" calcext:value-type="float">
            <text:p>-0.07391</text:p>
          </table:table-cell>
          <table:table-cell office:value-type="float" office:value="-0.15663" calcext:value-type="float">
            <text:p>-0.15663</text:p>
          </table:table-cell>
          <table:table-cell office:value-type="float" office:value="-0.27669" calcext:value-type="float">
            <text:p>-0.27669</text:p>
          </table:table-cell>
          <table:table-cell office:value-type="float" office:value="-0.47425" calcext:value-type="float">
            <text:p>-0.47425</text:p>
          </table:table-cell>
          <table:table-cell office:value-type="float" office:value="-0.55069" calcext:value-type="float">
            <text:p>-0.55069</text:p>
          </table:table-cell>
          <table:table-cell office:value-type="float" office:value="-0.55216" calcext:value-type="float">
            <text:p>-0.55216</text:p>
          </table:table-cell>
          <table:table-cell office:value-type="float" office:value="-0.52987" calcext:value-type="float">
            <text:p>-0.52987</text:p>
          </table:table-cell>
        </table:table-row>
        <table:table-row table:style-name="ro1">
          <table:table-cell office:value-type="float" office:value="0.9531" calcext:value-type="float">
            <text:p>0.9531</text:p>
          </table:table-cell>
          <table:table-cell office:value-type="float" office:value="-0.08864" calcext:value-type="float">
            <text:p>-0.08864</text:p>
          </table:table-cell>
          <table:table-cell office:value-type="float" office:value="-0.19254" calcext:value-type="float">
            <text:p>-0.19254</text:p>
          </table:table-cell>
          <table:table-cell office:value-type="float" office:value="-0.33714" calcext:value-type="float">
            <text:p>-0.33714</text:p>
          </table:table-cell>
          <table:table-cell office:value-type="float" office:value="-0.52357" calcext:value-type="float">
            <text:p>-0.52357</text:p>
          </table:table-cell>
          <table:table-cell office:value-type="float" office:value="-0.55408" calcext:value-type="float">
            <text:p>-0.55408</text:p>
          </table:table-cell>
          <table:table-cell office:value-type="float" office:value="-0.52347" calcext:value-type="float">
            <text:p>-0.52347</text:p>
          </table:table-cell>
          <table:table-cell office:value-type="float" office:value="-0.49099" calcext:value-type="float">
            <text:p>-0.49099</text:p>
          </table:table-cell>
        </table:table-row>
        <table:table-row table:style-name="ro1">
          <table:table-cell office:value-type="float" office:value="0.9453" calcext:value-type="float">
            <text:p>0.9453</text:p>
          </table:table-cell>
          <table:table-cell office:value-type="float" office:value="-0.10313" calcext:value-type="float">
            <text:p>-0.10313</text:p>
          </table:table-cell>
          <table:table-cell office:value-type="float" office:value="-0.22847" calcext:value-type="float">
            <text:p>-0.22847</text:p>
          </table:table-cell>
          <table:table-cell office:value-type="float" office:value="-0.39188" calcext:value-type="float">
            <text:p>-0.39188</text:p>
          </table:table-cell>
          <table:table-cell office:value-type="float" office:value="-0.54053" calcext:value-type="float">
            <text:p>-0.54053</text:p>
          </table:table-cell>
          <table:table-cell office:value-type="float" office:value="-0.52876" calcext:value-type="float">
            <text:p>-0.52876</text:p>
          </table:table-cell>
          <table:table-cell office:value-type="float" office:value="-0.4859" calcext:value-type="float">
            <text:p>-0.4859</text:p>
          </table:table-cell>
          <table:table-cell office:value-type="float" office:value="-0.45863" calcext:value-type="float">
            <text:p>-0.45863</text:p>
          </table:table-cell>
        </table:table-row>
        <table:table-row table:style-name="ro1">
          <table:table-cell office:value-type="float" office:value="0.9063" calcext:value-type="float">
            <text:p>0.9063</text:p>
          </table:table-cell>
          <table:table-cell office:value-type="float" office:value="-0.16914" calcext:value-type="float">
            <text:p>-0.16914</text:p>
          </table:table-cell>
          <table:table-cell office:value-type="float" office:value="-0.23827" calcext:value-type="float">
            <text:p>-0.23827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44307" calcext:value-type="float">
            <text:p>-0.44307</text:p>
          </table:table-cell>
          <table:table-cell office:value-type="float" office:value="-0.41442" calcext:value-type="float">
            <text:p>-0.41442</text:p>
          </table:table-cell>
          <table:table-cell office:value-type="float" office:value="-0.4105" calcext:value-type="float">
            <text:p>-0.4105</text:p>
          </table:table-cell>
          <table:table-cell office:value-type="float" office:value="-0.41496" calcext:value-type="float">
            <text:p>-0.41496</text:p>
          </table:table-cell>
        </table:table-row>
        <table:table-row table:style-name="ro1">
          <table:table-cell office:value-type="float" office:value="0.8594" calcext:value-type="float">
            <text:p>0.8594</text:p>
          </table:table-cell>
          <table:table-cell office:value-type="float" office:value="-0.22445" calcext:value-type="float">
            <text:p>-0.22445</text:p>
          </table:table-cell>
          <table:table-cell office:value-type="float" office:value="-0.44993" calcext:value-type="float">
            <text:p>-0.44993</text:p>
          </table:table-cell>
          <table:table-cell office:value-type="float" office:value="-0.42665" calcext:value-type="float">
            <text:p>-0.42665</text:p>
          </table:table-cell>
          <table:table-cell office:value-type="float" office:value="-0.37401" calcext:value-type="float">
            <text:p>-0.37401</text:p>
          </table:table-cell>
          <table:table-cell office:value-type="float" office:value="-0.36214" calcext:value-type="float">
            <text:p>-0.36214</text:p>
          </table:table-cell>
          <table:table-cell office:value-type="float" office:value="-0.36213" calcext:value-type="float">
            <text:p>-0.36213</text:p>
          </table:table-cell>
          <table:table-cell office:value-type="float" office:value="-0.36737" calcext:value-type="float">
            <text:p>-0.36737</text:p>
          </table:table-cell>
        </table:table-row>
        <table:table-row table:style-name="ro1">
          <table:table-cell office:value-type="float" office:value="0.8047" calcext:value-type="float">
            <text:p>0.8047</text:p>
          </table:table-cell>
          <table:table-cell office:value-type="float" office:value="-0.24533" calcext:value-type="float">
            <text:p>-0.24533</text:p>
          </table:table-cell>
          <table:table-cell office:value-type="float" office:value="-0.38598" calcext:value-type="float">
            <text:p>-0.38598</text:p>
          </table:table-cell>
          <table:table-cell office:value-type="float" office:value="-0.31966" calcext:value-type="float">
            <text:p>-0.31966</text:p>
          </table:table-cell>
          <table:table-cell office:value-type="float" office:value="-0.31184" calcext:value-type="float">
            <text:p>-0.31184</text:p>
          </table:table-cell>
          <table:table-cell office:value-type="float" office:value="-0.30018" calcext:value-type="float">
            <text:p>-0.30018</text:p>
          </table:table-cell>
          <table:table-cell office:value-type="float" office:value="-0.30448" calcext:value-type="float">
            <text:p>-0.30448</text:p>
          </table:table-cell>
          <table:table-cell office:value-type="float" office:value="-0.30719" calcext:value-type="float">
            <text:p>-0.3071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454" calcext:value-type="float">
            <text:p>0.05454</text:p>
          </table:table-cell>
          <table:table-cell office:value-type="float" office:value="0.05186" calcext:value-type="float">
            <text:p>0.05186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0831" calcext:value-type="float">
            <text:p>0.00831</text:p>
          </table:table-cell>
        </table:table-row>
        <table:table-row table:style-name="ro1">
          <table:table-cell office:value-type="float" office:value="0.2344" calcext:value-type="float">
            <text:p>0.2344</text:p>
          </table:table-cell>
          <table:table-cell office:value-type="float" office:value="0.17527" calcext:value-type="float">
            <text:p>0.17527</text:p>
          </table:table-cell>
          <table:table-cell office:value-type="float" office:value="0.30174" calcext:value-type="float">
            <text:p>0.30174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28188" calcext:value-type="float">
            <text:p>0.28188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348" calcext:value-type="float">
            <text:p>0.27348</text:p>
          </table:table-cell>
          <table:table-cell office:value-type="float" office:value="0.27224" calcext:value-type="float">
            <text:p>0.27224</text:p>
          </table:table-cell>
        </table:table-row>
        <table:table-row table:style-name="ro1">
          <table:table-cell office:value-type="float" office:value="0.2266" calcext:value-type="float">
            <text:p>0.2266</text:p>
          </table:table-cell>
          <table:table-cell office:value-type="float" office:value="0.17507" calcext:value-type="float">
            <text:p>0.17507</text:p>
          </table:table-cell>
          <table:table-cell office:value-type="float" office:value="0.30203" calcext:value-type="float">
            <text:p>0.30203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28066" calcext:value-type="float">
            <text:p>0.28066</text:p>
          </table:table-cell>
          <table:table-cell office:value-type="float" office:value="0.28117" calcext:value-type="float">
            <text:p>0.28117</text:p>
          </table:table-cell>
          <table:table-cell office:value-type="float" office:value="0.28003" calcext:value-type="float">
            <text:p>0.28003</text:p>
          </table:table-cell>
        </table:table-row>
        <table:table-row table:style-name="ro1">
          <table:table-cell office:value-type="float" office:value="0.1563" calcext:value-type="float">
            <text:p>0.1563</text:p>
          </table:table-cell>
          <table:table-cell office:value-type="float" office:value="0.16077" calcext:value-type="float">
            <text:p>0.16077</text:p>
          </table:table-cell>
          <table:table-cell office:value-type="float" office:value="0.28124" calcext:value-type="float">
            <text:p>0.28124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0.37119" calcext:value-type="float">
            <text:p>0.37119</text:p>
          </table:table-cell>
          <table:table-cell office:value-type="float" office:value="0.35368" calcext:value-type="float">
            <text:p>0.35368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507" calcext:value-type="float">
            <text:p>0.3507</text:p>
          </table:table-cell>
        </table:table-row>
        <table:table-row table:style-name="ro1">
          <table:table-cell office:value-type="float" office:value="0.0938" calcext:value-type="float">
            <text:p>0.0938</text:p>
          </table:table-cell>
          <table:table-cell office:value-type="float" office:value="0.12317" calcext:value-type="float">
            <text:p>0.12317</text:p>
          </table:table-cell>
          <table:table-cell office:value-type="float" office:value="0.22965" calcext:value-type="float">
            <text:p>0.22965</text:p>
          </table:table-cell>
          <table:table-cell office:value-type="float" office:value="0.32627" calcext:value-type="float">
            <text:p>0.32627</text:p>
          </table:table-cell>
          <table:table-cell office:value-type="float" office:value="0.42768" calcext:value-type="float">
            <text:p>0.42768</text:p>
          </table:table-cell>
          <table:table-cell office:value-type="float" office:value="0.42951" calcext:value-type="float">
            <text:p>0.42951</text:p>
          </table:table-cell>
          <table:table-cell office:value-type="float" office:value="0.41824" calcext:value-type="float">
            <text:p>0.41824</text:p>
          </table:table-cell>
          <table:table-cell office:value-type="float" office:value="0.41487" calcext:value-type="float">
            <text:p>0.41487</text:p>
          </table:table-cell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41906" calcext:value-type="float">
            <text:p>0.41906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43564" calcext:value-type="float">
            <text:p>0.43564</text:p>
          </table:table-cell>
          <table:table-cell office:value-type="float" office:value="0.43124" calcext:value-type="float">
            <text:p>0.43124</text:p>
          </table:table-cell>
        </table:table-row>
        <table:table-row table:style-name="ro1">
          <table:table-cell office:value-type="float" office:value="0.0703" calcext:value-type="float">
            <text:p>0.0703</text:p>
          </table:table-cell>
          <table:table-cell office:value-type="float" office:value="0.10091" calcext:value-type="float">
            <text:p>0.10091</text:p>
          </table:table-cell>
          <table:table-cell office:value-type="float" office:value="0.19713" calcext:value-type="float">
            <text:p>0.19713</text:p>
          </table:table-cell>
          <table:table-cell office:value-type="float" office:value="0.29012" calcext:value-type="float">
            <text:p>0.29012</text:p>
          </table:table-cell>
          <table:table-cell office:value-type="float" office:value="0.40917" calcext:value-type="float">
            <text:p>0.40917</text:p>
          </table:table-cell>
          <table:table-cell office:value-type="float" office:value="0.43329" calcext:value-type="float">
            <text:p>0.43329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733" calcext:value-type="float">
            <text:p>0.437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233" calcext:value-type="float">
            <text:p>0.09233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27485" calcext:value-type="float">
            <text:p>0.27485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2447" calcext:value-type="float">
            <text:p>0.42447</text:p>
          </table:table-cell>
          <table:table-cell office:value-type="float" office:value="0.43979" calcext:value-type="float">
            <text:p>0.43979</text:p>
          </table:table-cell>
          <table:table-cell office:value-type="float" office:value="0.43983" calcext:value-type="float">
            <text:p>0.4398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</table:table>
      <table:table table:name="u over y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 Re100</text:p>
          </table:table-cell>
          <table:table-cell office:value-type="string" calcext:value-type="string">
            <text:p>u Re400</text:p>
          </table:table-cell>
          <table:table-cell office:value-type="string" calcext:value-type="string">
            <text:p>u Re1000</text:p>
          </table:table-cell>
          <table:table-cell office:value-type="string" calcext:value-type="string">
            <text:p>u Re3200</text:p>
          </table:table-cell>
          <table:table-cell office:value-type="string" calcext:value-type="string">
            <text:p>u Re5000</text:p>
          </table:table-cell>
          <table:table-cell office:value-type="string" calcext:value-type="string">
            <text:p>u Re7500</text:p>
          </table:table-cell>
          <table:table-cell office:value-type="string" calcext:value-type="string">
            <text:p>u Re1000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  <table:table-cell office:value-type="float" office:value="0.84123" calcext:value-type="float">
            <text:p>0.84123</text:p>
          </table:table-cell>
          <table:table-cell office:value-type="float" office:value="0.75837" calcext:value-type="float">
            <text:p>0.75837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53236" calcext:value-type="float">
            <text:p>0.53236</text:p>
          </table:table-cell>
          <table:table-cell office:value-type="float" office:value="0.48223" calcext:value-type="float">
            <text:p>0.48223</text:p>
          </table:table-cell>
          <table:table-cell office:value-type="float" office:value="0.47244" calcext:value-type="float">
            <text:p>0.47244</text:p>
          </table:table-cell>
          <table:table-cell office:value-type="float" office:value="0.47221" calcext:value-type="float">
            <text:p>0.47221</text:p>
          </table:table-cell>
        </table:table-row>
        <table:table-row table:style-name="ro1">
          <table:table-cell office:value-type="float" office:value="0.9688" calcext:value-type="float">
            <text:p>0.9688</text:p>
          </table:table-cell>
          <table:table-cell office:value-type="float" office:value="0.78871" calcext:value-type="float">
            <text:p>0.78871</text:p>
          </table:table-cell>
          <table:table-cell office:value-type="float" office:value="0.68439" calcext:value-type="float">
            <text:p>0.68439</text:p>
          </table:table-cell>
          <table:table-cell office:value-type="float" office:value="0.57492" calcext:value-type="float">
            <text:p>0.57492</text:p>
          </table:table-cell>
          <table:table-cell office:value-type="float" office:value="0.48296" calcext:value-type="float">
            <text:p>0.48296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7048" calcext:value-type="float">
            <text:p>0.47048</text:p>
          </table:table-cell>
          <table:table-cell office:value-type="float" office:value="0.47783" calcext:value-type="float">
            <text:p>0.47783</text:p>
          </table:table-cell>
        </table:table-row>
        <table:table-row table:style-name="ro1">
          <table:table-cell office:value-type="float" office:value="0.9609" calcext:value-type="float">
            <text:p>0.9609</text:p>
          </table:table-cell>
          <table:table-cell office:value-type="float" office:value="0.73722" calcext:value-type="float">
            <text:p>0.73722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0.51117" calcext:value-type="float">
            <text:p>0.51117</text:p>
          </table:table-cell>
          <table:table-cell office:value-type="float" office:value="0.46547" calcext:value-type="float">
            <text:p>0.46547</text:p>
          </table:table-cell>
          <table:table-cell office:value-type="float" office:value="0.45992" calcext:value-type="float">
            <text:p>0.45992</text:p>
          </table:table-cell>
          <table:table-cell office:value-type="float" office:value="0.47323" calcext:value-type="float">
            <text:p>0.47323</text:p>
          </table:table-cell>
          <table:table-cell office:value-type="float" office:value="0.4807" calcext:value-type="float">
            <text:p>0.4807</text:p>
          </table:table-cell>
        </table:table-row>
        <table:table-row table:style-name="ro1">
          <table:table-cell office:value-type="float" office:value="0.9531" calcext:value-type="float">
            <text:p>0.9531</text:p>
          </table:table-cell>
          <table:table-cell office:value-type="float" office:value="0.68717" calcext:value-type="float">
            <text:p>0.68717</text:p>
          </table:table-cell>
          <table:table-cell office:value-type="float" office:value="0.55892" calcext:value-type="float">
            <text:p>0.55892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46101" calcext:value-type="float">
            <text:p>0.46101</text:p>
          </table:table-cell>
          <table:table-cell office:value-type="float" office:value="0.46036" calcext:value-type="float">
            <text:p>0.46036</text:p>
          </table:table-cell>
          <table:table-cell office:value-type="float" office:value="0.47167" calcext:value-type="float">
            <text:p>0.47167</text:p>
          </table:table-cell>
          <table:table-cell office:value-type="float" office:value="0.47804" calcext:value-type="float">
            <text:p>0.47804</text:p>
          </table:table-cell>
        </table:table-row>
        <table:table-row table:style-name="ro1">
          <table:table-cell office:value-type="float" office:value="0.8516" calcext:value-type="float">
            <text:p>0.8516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29093" calcext:value-type="float">
            <text:p>0.29093</text:p>
          </table:table-cell>
          <table:table-cell office:value-type="float" office:value="0.33304" calcext:value-type="float">
            <text:p>0.33304</text:p>
          </table:table-cell>
          <table:table-cell office:value-type="float" office:value="0.34682" calcext:value-type="float">
            <text:p>0.34682</text:p>
          </table:table-cell>
          <table:table-cell office:value-type="float" office:value="0.33556" calcext:value-type="float">
            <text:p>0.33556</text:p>
          </table:table-cell>
          <table:table-cell office:value-type="float" office:value="0.34228" calcext:value-type="float">
            <text:p>0.34228</text:p>
          </table:table-cell>
          <table:table-cell office:value-type="float" office:value="0.34635" calcext:value-type="float">
            <text:p>0.34635</text:p>
          </table:table-cell>
        </table:table-row>
        <table:table-row table:style-name="ro1">
          <table:table-cell office:value-type="float" office:value="0.7344" calcext:value-type="float">
            <text:p>0.734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16256" calcext:value-type="float">
            <text:p>0.16256</text:p>
          </table:table-cell>
          <table:table-cell office:value-type="float" office:value="0.18719" calcext:value-type="float">
            <text:p>0.18719</text:p>
          </table:table-cell>
          <table:table-cell office:value-type="float" office:value="0.19791" calcext:value-type="float">
            <text:p>0.19791</text:p>
          </table:table-cell>
          <table:table-cell office:value-type="float" office:value="0.20087" calcext:value-type="float">
            <text:p>0.20087</text:p>
          </table:table-cell>
          <table:table-cell office:value-type="float" office:value="0.20591" calcext:value-type="float">
            <text:p>0.20591</text:p>
          </table:table-cell>
          <table:table-cell office:value-type="float" office:value="0.20673" calcext:value-type="float">
            <text:p>0.20673</text:p>
          </table:table-cell>
        </table:table-row>
        <table:table-row table:style-name="ro1">
          <table:table-cell office:value-type="float" office:value="0.6172" calcext:value-type="float">
            <text:p>0.6172</text:p>
          </table:table-cell>
          <table:table-cell office:value-type="float" office:value="-0.13641" calcext:value-type="float">
            <text:p>-0.13641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5702" calcext:value-type="float">
            <text:p>0.05702</text:p>
          </table:table-cell>
          <table:table-cell office:value-type="float" office:value="0.07156" calcext:value-type="float">
            <text:p>0.07156</text:p>
          </table:table-cell>
          <table:table-cell office:value-type="float" office:value="0.08183" calcext:value-type="float">
            <text:p>0.08183</text:p>
          </table:table-cell>
          <table:table-cell office:value-type="float" office:value="0.08342" calcext:value-type="float">
            <text:p>0.08342</text:p>
          </table:table-cell>
          <table:table-cell office:value-type="float" office:value="0.08344" calcext:value-type="float">
            <text:p>0.0834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0581" calcext:value-type="float">
            <text:p>-0.20581</text:p>
          </table:table-cell>
          <table:table-cell office:value-type="float" office:value="-0.11477" calcext:value-type="float">
            <text:p>-0.11477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-0.04272" calcext:value-type="float">
            <text:p>-0.04272</text:p>
          </table:table-cell>
          <table:table-cell office:value-type="float" office:value="-0.03039" calcext:value-type="float">
            <text:p>-0.03039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3111" calcext:value-type="float">
            <text:p>0.03111</text:p>
          </table:table-cell>
        </table:table-row>
        <table:table-row table:style-name="ro1">
          <table:table-cell office:value-type="float" office:value="0.4531" calcext:value-type="float">
            <text:p>0.4531</text:p>
          </table:table-cell>
          <table:table-cell office:value-type="float" office:value="-0.2109" calcext:value-type="float">
            <text:p>-0.2109</text:p>
          </table:table-cell>
          <table:table-cell office:value-type="float" office:value="-0.17119" calcext:value-type="float">
            <text:p>-0.17119</text:p>
          </table:table-cell>
          <table:table-cell office:value-type="float" office:value="-0.10648" calcext:value-type="float">
            <text:p>-0.10648</text:p>
          </table:table-cell>
          <table:table-cell office:value-type="float" office:value="-0.86636" calcext:value-type="float">
            <text:p>-0.86636</text:p>
          </table:table-cell>
          <table:table-cell office:value-type="float" office:value="-0.07404" calcext:value-type="float">
            <text:p>-0.07404</text:p>
          </table:table-cell>
          <table:table-cell office:value-type="float" office:value="-0.07503" calcext:value-type="float">
            <text:p>-0.07503</text:p>
          </table:table-cell>
          <table:table-cell office:value-type="float" office:value="-0.0754" calcext:value-type="float">
            <text:p>-0.0754</text:p>
          </table:table-cell>
        </table:table-row>
        <table:table-row table:style-name="ro1">
          <table:table-cell office:value-type="float" office:value="0.2813" calcext:value-type="float">
            <text:p>0.2813</text:p>
          </table:table-cell>
          <table:table-cell office:value-type="float" office:value="-0.15662" calcext:value-type="float">
            <text:p>-0.15662</text:p>
          </table:table-cell>
          <table:table-cell office:value-type="float" office:value="-0.32726" calcext:value-type="float">
            <text:p>-0.32726</text:p>
          </table:table-cell>
          <table:table-cell office:value-type="float" office:value="-0.27805" calcext:value-type="float">
            <text:p>-0.27805</text:p>
          </table:table-cell>
          <table:table-cell office:value-type="float" office:value="-0.24427" calcext:value-type="float">
            <text:p>-0.24427</text:p>
          </table:table-cell>
          <table:table-cell office:value-type="float" office:value="-0.22855" calcext:value-type="float">
            <text:p>-0.22855</text:p>
          </table:table-cell>
          <table:table-cell office:value-type="float" office:value="-0.23176" calcext:value-type="float">
            <text:p>-0.23176</text:p>
          </table:table-cell>
          <table:table-cell office:value-type="float" office:value="-0.23186" calcext:value-type="float">
            <text:p>-0.23186</text:p>
          </table:table-cell>
        </table:table-row>
        <table:table-row table:style-name="ro1">
          <table:table-cell office:value-type="float" office:value="0.1719" calcext:value-type="float">
            <text:p>0.1719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-0.24299" calcext:value-type="float">
            <text:p>-0.24299</text:p>
          </table:table-cell>
          <table:table-cell office:value-type="float" office:value="-0.38289" calcext:value-type="float">
            <text:p>-0.38289</text:p>
          </table:table-cell>
          <table:table-cell office:value-type="float" office:value="-0.34323" calcext:value-type="float">
            <text:p>-0.34323</text:p>
          </table:table-cell>
          <table:table-cell office:value-type="float" office:value="-0.3305" calcext:value-type="float">
            <text:p>-0.3305</text:p>
          </table:table-cell>
          <table:table-cell office:value-type="float" office:value="-0.32393" calcext:value-type="float">
            <text:p>-0.32393</text:p>
          </table:table-cell>
          <table:table-cell office:value-type="float" office:value="-0.32709" calcext:value-type="float">
            <text:p>-0.32709</text:p>
          </table:table-cell>
        </table:table-row>
        <table:table-row table:style-name="ro1">
          <table:table-cell office:value-type="float" office:value="0.1016" calcext:value-type="float">
            <text:p>0.1016</text:p>
          </table:table-cell>
          <table:table-cell office:value-type="float" office:value="-0.06434" calcext:value-type="float">
            <text:p>-0.06434</text:p>
          </table:table-cell>
          <table:table-cell office:value-type="float" office:value="-0.14612" calcext:value-type="float">
            <text:p>-0.14612</text:p>
          </table:table-cell>
          <table:table-cell office:value-type="float" office:value="-0.2973" calcext:value-type="float">
            <text:p>-0.2973</text:p>
          </table:table-cell>
          <table:table-cell office:value-type="float" office:value="-0.41933" calcext:value-type="float">
            <text:p>-0.41933</text:p>
          </table:table-cell>
          <table:table-cell office:value-type="float" office:value="-0.40435" calcext:value-type="float">
            <text:p>-0.40435</text:p>
          </table:table-cell>
          <table:table-cell office:value-type="float" office:value="-0.38324" calcext:value-type="float">
            <text:p>-0.3832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0703" calcext:value-type="float">
            <text:p>0.0703</text:p>
          </table:table-cell>
          <table:table-cell office:value-type="float" office:value="-0.04775" calcext:value-type="float">
            <text:p>-0.04775</text:p>
          </table:table-cell>
          <table:table-cell office:value-type="float" office:value="-0.10338" calcext:value-type="float">
            <text:p>-0.10338</text:p>
          </table:table-cell>
          <table:table-cell office:value-type="float" office:value="-0.2222" calcext:value-type="float">
            <text:p>-0.2222</text:p>
          </table:table-cell>
          <table:table-cell office:value-type="float" office:value="-0.37827" calcext:value-type="float">
            <text:p>-0.37827</text:p>
          </table:table-cell>
          <table:table-cell office:value-type="float" office:value="-0.43643" calcext:value-type="float">
            <text:p>-0.43643</text:p>
          </table:table-cell>
          <table:table-cell office:value-type="float" office:value="-0.43025" calcext:value-type="float">
            <text:p>-0.43025</text:p>
          </table:table-cell>
          <table:table-cell office:value-type="float" office:value="-0.41657" calcext:value-type="float">
            <text:p>-0.4165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-0.04192" calcext:value-type="float">
            <text:p>-0.04192</text:p>
          </table:table-cell>
          <table:table-cell office:value-type="float" office:value="-0.09266" calcext:value-type="float">
            <text:p>-0.09266</text:p>
          </table:table-cell>
          <table:table-cell office:value-type="float" office:value="-0.20196" calcext:value-type="float">
            <text:p>-0.20196</text:p>
          </table:table-cell>
          <table:table-cell office:value-type="float" office:value="-0.35344" calcext:value-type="float">
            <text:p>-0.35344</text:p>
          </table:table-cell>
          <table:table-cell office:value-type="float" office:value="-0.42901" calcext:value-type="float">
            <text:p>-0.42901</text:p>
          </table:table-cell>
          <table:table-cell office:value-type="float" office:value="-0.4359" calcext:value-type="float">
            <text:p>-0.4359</text:p>
          </table:table-cell>
          <table:table-cell office:value-type="float" office:value="-0.42537" calcext:value-type="float">
            <text:p>-0.42537</text:p>
          </table:table-cell>
        </table:table-row>
        <table:table-row table:style-name="ro1">
          <table:table-cell office:value-type="float" office:value="0.0547" calcext:value-type="float">
            <text:p>0.0547</text:p>
          </table:table-cell>
          <table:table-cell office:value-type="float" office:value="-0.03717" calcext:value-type="float">
            <text:p>-0.03717</text:p>
          </table:table-cell>
          <table:table-cell office:value-type="float" office:value="-0.08186" calcext:value-type="float">
            <text:p>-0.08186</text:p>
          </table:table-cell>
          <table:table-cell office:value-type="float" office:value="-0.18109" calcext:value-type="float">
            <text:p>-0.18109</text:p>
          </table:table-cell>
          <table:table-cell office:value-type="float" office:value="-0.32407" calcext:value-type="float">
            <text:p>-0.32407</text:p>
          </table:table-cell>
          <table:table-cell office:value-type="float" office:value="-0.41165" calcext:value-type="float">
            <text:p>-0.41165</text:p>
          </table:table-cell>
          <table:table-cell office:value-type="float" office:value="-0.43154" calcext:value-type="float">
            <text:p>-0.43154</text:p>
          </table:table-cell>
          <table:table-cell office:value-type="float" office:value="-0.42735" calcext:value-type="float">
            <text:p>-0.427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7:39:37.908428635</meta:creation-date>
    <dc:date>2024-04-01T18:03:34.236407810</dc:date>
    <meta:editing-duration>PT2M5S</meta:editing-duration>
    <meta:editing-cycles>1</meta:editing-cycles>
    <meta:document-statistic meta:table-count="2" meta:cell-count="288" meta:object-count="0"/>
    <meta:generator>LibreOffice/7.3.7.2$Linux_X86_64 LibreOffice_project/30$Build-2</meta:generator>
  </office:meta>
</office:document-meta>
</file>